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20000027C95D784723B7CA65D.png" manifest:media-type="image/png"/>
  <manifest:file-entry manifest:full-path="Pictures/10000000000002440000019D444E0A6BAB4B0E49.png" manifest:media-type="image/png"/>
  <manifest:file-entry manifest:full-path="Pictures/100000000000048100000335F415DF94F8071F98.png" manifest:media-type="image/png"/>
  <manifest:file-entry manifest:full-path="Pictures/100000000000014C00000101080D70332F14C73E.jpg" manifest:media-type="image/jpeg"/>
  <manifest:file-entry manifest:full-path="Pictures/10000000000003600000022794498AC126EBD279.png" manifest:media-type="image/png"/>
  <manifest:file-entry manifest:full-path="Pictures/10000000000001690000017D9ECB0CA3629CDF98.png" manifest:media-type="image/png"/>
  <manifest:file-entry manifest:full-path="Pictures/10008466000052AF000042F9F2A15C25BA324F43.svg" manifest:media-type="image/svg+xml"/>
  <manifest:file-entry manifest:full-path="Pictures/10000000000001DA000003D72FC662778CBAB865.jpg" manifest:media-type="image/jpeg"/>
  <manifest:file-entry manifest:full-path="Pictures/10000000000002D3000003357A56CBC9CD25F64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45cm, 0.811cm, 0.596cm, 1.40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5cm, 0.899cm, 0.268cm, 0.3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47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46cm"/>
    </style:style>
    <style:style style:name="gr6" style:family="graphic" style:parent-style-name="standard">
      <style:graphic-properties draw:stroke="none" draw:fill="none" fo:min-height="0.54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62.034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234.547cm, 241.695cm, 0cm, 177.021cm)" draw:image-opacity="100%" style:mirror="none"/>
    </style:style>
    <style:style style:name="gr11" style:family="graphic" style:parent-style-name="standard">
      <style:graphic-properties draw:stroke="none" draw:fill="none" fo:min-height="0.70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text-autospace="none" style:line-break="normal" style:writing-mode="page"/>
      <style:text-properties fo:hyphenate="false"/>
    </style:style>
    <style:style style:name="P3" style:family="paragraph">
      <loext:graphic-properties draw:fill="none"/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loext:graphic-properties draw:fill="none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 style:text-autospace="none" style:line-break="normal" style:writing-mode="page"/>
      <style:text-properties fo:hyphenate="false"/>
    </style:style>
    <style:style style:name="P7" style:family="paragraph">
      <loext:graphic-properties draw:fill="none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T1" style:family="text"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69cm" svg:height="9.823cm" svg:x="0.044cm" svg:y="0.004cm">
          <draw:image xlink:href="Pictures/10000000000002D3000003357A56CBC9CD25F64F.png" xlink:type="simple" xlink:show="embed" xlink:actuate="onLoad">
            <text:p/>
          </draw:image>
        </draw:frame>
        <draw:frame draw:style-name="gr2" draw:text-style-name="P1" draw:layer="layout" svg:width="3.855cm" svg:height="4.383cm" svg:x="7.62cm" svg:y="9.652cm">
          <draw:image xlink:href="Pictures/10000000000001690000017D9ECB0CA3629CDF98.png" xlink:type="simple" xlink:show="embed" xlink:actuate="onLoad">
            <text:p/>
          </draw:image>
        </draw:frame>
        <draw:frame draw:style-name="gr3" draw:text-style-name="P1" draw:layer="layout" svg:width="16.827cm" svg:height="11.094cm" svg:x="11.104cm" svg:y="9.906cm">
          <draw:image xlink:href="Pictures/10000000000003600000022794498AC126EBD279.png" xlink:type="simple" xlink:show="embed" xlink:actuate="onLoad">
            <text:p/>
          </draw:image>
        </draw:frame>
        <draw:frame draw:style-name="gr4" draw:text-style-name="P1" draw:layer="layout" svg:width="10.899cm" svg:height="6.95cm" svg:x="0.019cm" svg:y="14.022cm">
          <draw:image xlink:href="Pictures/100000000000014C00000101080D70332F14C73E.jpg" xlink:type="simple" xlink:show="embed" xlink:actuate="onLoad">
            <text:p/>
          </draw:image>
        </draw:frame>
        <draw:frame draw:style-name="gr5" draw:text-style-name="P3" draw:layer="layout" svg:width="3.076cm" svg:height="0.896cm" svg:x="0.508cm" svg:y="0.882cm">
          <draw:text-box>
            <text:p text:style-name="P2"><text:span text:style-name="T1">24859341</text:span></text:p>
          </draw:text-box>
        </draw:frame>
        <draw:frame draw:style-name="gr6" draw:text-style-name="P3" draw:layer="layout" svg:width="3.076cm" svg:height="0.798cm" svg:x="9.144cm" svg:y="10.171cm">
          <draw:text-box>
            <text:p text:style-name="P2"><text:span text:style-name="T1">31266962</text:span></text:p>
          </draw:text-box>
        </draw:frame>
        <draw:frame draw:style-name="gr6" draw:text-style-name="P5" draw:layer="layout" svg:width="2.794cm" svg:height="0.798cm" svg:x="0.019cm" svg:y="15.494cm">
          <draw:text-box>
            <text:p text:style-name="P4"><text:span text:style-name="T1">23613359</text:span></text:p>
          </draw:text-box>
        </draw:frame>
        <draw:frame draw:style-name="gr6" draw:text-style-name="P7" draw:layer="layout" svg:width="3.302cm" svg:height="0.798cm" svg:x="11.938cm" svg:y="19.522cm">
          <draw:text-box>
            <text:p text:style-name="P6"><text:span text:style-name="T1">25609713</text:span></text:p>
          </draw:text-box>
        </draw:frame>
        <draw:frame draw:style-name="gr7" draw:text-style-name="P8" draw:layer="layout" svg:width="12.563cm" svg:height="8.946cm" svg:x="15.377cm" svg:y="0.098cm">
          <draw:image xlink:href="Pictures/100000000000048100000335F415DF94F8071F9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9" draw:text-style-name="P8" draw:layer="layout" svg:width="11.176cm" svg:height="20.746cm" svg:x="2.032cm" svg:y="0.13cm">
          <draw:image xlink:href="Pictures/10000000000001DA000003D72FC662778CBAB865.jpg" xlink:type="simple" xlink:show="embed" xlink:actuate="onLoad">
            <text:p/>
          </draw:image>
        </draw:frame>
        <draw:frame draw:style-name="gr10" draw:text-style-name="P8" draw:layer="layout" svg:width="6.603cm" svg:height="2.204cm" svg:x="0.001cm" svg:y="0.082cm">
          <draw:image xlink:href="Pictures/10000000000001DA000003D72FC662778CBAB865.jpg" xlink:type="simple" xlink:show="embed" xlink:actuate="onLoad">
            <text:p/>
          </draw:image>
        </draw:frame>
        <draw:frame draw:style-name="gr7" draw:text-style-name="P8" draw:layer="layout" svg:width="13.016cm" svg:height="9.268cm" svg:x="14.984cm" svg:y="0cm">
          <draw:image xlink:href="Pictures/10000000000002440000019D444E0A6BAB4B0E49.png" xlink:type="simple" xlink:show="embed" xlink:actuate="onLoad">
            <text:p/>
          </draw:image>
        </draw:frame>
        <draw:frame draw:style-name="gr11" draw:text-style-name="P10" draw:layer="layout" svg:width="3.313cm" svg:height="0.955cm" svg:x="-0.254cm" svg:y="13.269cm">
          <draw:text-box>
            <text:p>26385365</text:p>
          </draw:text-box>
        </draw:frame>
        <draw:frame draw:style-name="gr11" draw:text-style-name="P10" draw:layer="layout" svg:width="3.313cm" svg:height="0.955cm" svg:x="17.526cm" svg:y="8.951cm">
          <draw:text-box>
            <text:p>27587700</text:p>
          </draw:text-box>
        </draw:frame>
        <draw:frame draw:style-name="gr7" draw:text-style-name="P8" draw:layer="layout" svg:width="13.07cm" svg:height="10.586cm" svg:x="14.907cm" svg:y="10.364cm">
          <draw:image xlink:href="Pictures/10008466000052AF000042F9F2A15C25BA324F43.svg" xlink:type="simple" xlink:show="embed" xlink:actuate="onLoad">
            <text:p/>
          </draw:image>
          <draw:image xlink:href="Pictures/10000201000003120000027C95D784723B7CA65D.png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5:59:55.511111058</meta:creation-date>
    <dc:date>2019-10-29T16:46:06.673470395</dc:date>
    <meta:editing-duration>PT22H30M23S</meta:editing-duration>
    <meta:editing-cycles>6</meta:editing-cycles>
    <meta:generator>LibreOffice/5.3.6.1$Linux_X86_64 LibreOffice_project/30$Build-1</meta:generator>
    <meta:document-statistic meta:object-count="40"/>
  </office:meta>
</office:document-meta>
</file>